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GB"/>
    </style:style>
    <style:style style:name="P2" style:family="paragraph" style:parent-style-name="Heading_20_1" style:master-page-name="Standard">
      <style:paragraph-properties style:page-number="auto"/>
      <style:text-properties fo:language="en" fo:country="GB"/>
    </style:style>
    <style:style style:name="P3" style:family="paragraph" style:parent-style-name="Standard">
      <style:text-properties fo:language="en" fo:country="none"/>
    </style:style>
    <style:style style:name="P4" style:family="paragraph" style:parent-style-name="Standard">
      <style:text-properties style:font-name="Courier New" fo:language="en" fo:country="GB" style:font-name-complex="Courier New"/>
    </style:style>
    <style:style style:name="P5" style:family="paragraph" style:parent-style-name="Standard">
      <style:text-properties fo:language="en" fo:country="GB"/>
    </style:style>
    <style:style style:name="P6" style:family="paragraph" style:parent-style-name="Standard">
      <style:paragraph-properties fo:margin-top="0cm" fo:margin-bottom="0.423cm"/>
      <style:text-properties style:font-name="Courier New" fo:language="en" fo:country="GB" style:font-name-complex="Courier New"/>
    </style:style>
    <style:style style:name="P7" style:family="paragraph" style:parent-style-name="Heading_20_2">
      <style:text-properties fo:language="en" fo:country="GB"/>
    </style:style>
    <style:style style:name="P8" style:family="paragraph" style:parent-style-name="Normal_20__28_Web_29_">
      <style:paragraph-properties fo:margin-left="1.27cm" fo:margin-right="0cm" fo:margin-top="0cm" fo:margin-bottom="0cm" fo:text-indent="0cm" style:auto-text-indent="false"/>
      <style:text-properties fo:language="en" fo:country="none" text:display="none"/>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size="10pt" fo:language="en" fo:country="GB"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Exceptions with OLE</text:h>
      <text:p text:style-name="Standard"><text:span text:style-name="T3">By: Hagrinas (</text:span><text:a xlink:type="simple" xlink:href="http://sourceforge.net/users/hagrinas/"><text:span text:style-name="Internet_20_link"><text:span text:style-name="T3">hagrinas</text:span></text:span></text:a><text:span text:style-name="T3">) - 2008-05-14 14:43</text:span><text:span text:style-name="T1"> </text:span></text:p>
      <text:p text:style-name="P6">I'm trying to write a program that gets to SAS with OLE. ooRexx is blowing up with an exception when I invoke some methods, and I'm not sure what is going on.  <text:line-break/> <text:line-break/>I tried getKnownMethods and walked through the results for the relevant method, and found that for the second parameter, it's showing VT_PTR, which is not in the ooRexx documentation's list of variants. For that parameter, I'm supposed to pass an array of four items, the first of which is a number, and the rest of which are supposed to be for output.  <text:line-break/> <text:line-break/>This is what getKnownMethods spit out:  <text:line-break/> <text:line-break/>InvokeMethod <text:line-break/>method InvokeMethod <text:line-break/>SCRIPTOLib <text:line-break/>Scripto 1.1 Type Library <text:line-break/>IScripto <text:line-break/>IScripto Interface <text:line-break/>1 <text:line-break/>VT_VARIANT <text:line-break/>00000003 <text:line-break/>2 <text:line-break/>methodName <text:line-break/>VT_BSTR <text:line-break/>[in] <text:line-break/>inParams <text:line-break/>VT_PTR <text:line-break/>[in,out] <text:line-break/> <text:line-break/> <text:line-break/>This is a sample program in VB that does what mine should do. It's the FlushLogLines method that's the problem: <text:line-break/> <text:line-break/>set obSAS = CreateObject("SAS.Workspace.1.0") <text:line-break/>Set obScripto = CreateObject("SASScripto.Scripto") <text:line-break/>obSAS.LanguageService.Submit "proc options;run;" <text:line-break/>obScripto.SetInterface obSAS.LanguageService <text:line-break/> <text:line-break/>' This example uses Scripto to invoke the FlushLogLines method <text:line-break/>' instead of invoking the method directly from VBScript <text:line-break/>' as shown in the following statement: <text:line-break/>' obSAS.LanguageService.FlushLogLines 1000, carriageControls,_ <text:line-break/>' linetypes, logLines <text:line-break/> <text:line-break/>Dim flushLogLinesParams(3) <text:line-break/>' Note that the FlushLogLines method takes 4 parameters: <text:line-break/>' 1) numLinesRequested (in) Specifies an upper limit on the <text:line-break/><text:soft-page-break/>' number of lines to be returned. <text:line-break/>' 2) carriageControls (out) An array that indicates carriage <text:line-break/>' control for each line returned. <text:line-break/>' 3) lineTypes (out) An array that indicates the line type <text:line-break/>' for each line returned. <text:line-break/>' 4) logLines (out) Contains the SAS log output lines <text:line-break/>' retrieved by this call. <text:line-break/> <text:line-break/>flushLogLinesParams(3) = 1000 <text:line-break/>obScripto.InvokeMethod "FlushLogLines",_ <text:line-break/>flushLogLinesParams <text:line-break/> <text:line-break/>' flushLogLinesParams(0) now has logLines <text:line-break/>' flushLogLinesParams(1) now has lineTypes <text:line-break/>' flushLogLinesParams(2) now has carriageControls <text:line-break/> <text:line-break/>' Print the first line <text:line-break/>wscript.echo flushLogLinesParams(0)(0) <text:line-break/>-------------------------------------------------------------------------------------------- <text:line-break/>Their example shows a commented out alternative, and obsas~languageservice~getKnownMethods returns this for the method when called directly: <text:line-break/> <text:line-break/>FlushLogLines <text:line-break/>Flush log lines that were spooled by program execution. <text:line-break/>SAS <text:line-break/>SAS: Integrated Object Model (IOM) (SAS System 9.1) Type Library <text:line-break/>ILanguageService <text:line-break/>A service for submitting SAS language and obtaining output from the SAS list and <text:line-break/>log. <text:line-break/>1 <text:line-break/>VT_VOID <text:line-break/>6002000f <text:line-break/>4 <text:line-break/>NumLinesRequested <text:line-break/>VT_I4 <text:line-break/>[in] <text:line-break/>CarriageControls <text:line-break/>VT_PTR <text:line-break/>[out] <text:line-break/>LineTypes <text:line-break/>VT_PTR <text:line-break/>[out] <text:line-break/>LogLines <text:line-break/>VT_PTR <text:line-break/>[out] <text:line-break/> <text:line-break/>If I use .nil for the outs then ooRexx blows up with an <text:soft-page-break/>exception. If I use the unknown method, ooRexx does not blow up, but it gives an error about being unable to convert vt_error, so the message doesn't tell me anything useful to me. <text:line-break/> <text:line-break/>Of course having ooRexx blow up with an exception is a problem too.  <text:line-break/>AppName: rexx.exe AppVer: 3.2.0.1 ModName: oleaut32.dll <text:line-break/>ModVer: 5.1.2600.3266 Offset: 00004f2a </text:p>
      <text:p text:style-name="P3"> </text:p>
      <text:p text:style-name="Standard"><text:a xlink:type="simple" xlink:href="http://sourceforge.net/forum/message.php?msg_id=4964119"><text:span text:style-name="Internet_20_link"><text:span text:style-name="T2">RE: Exceptions with OLE</text:span></text:span></text:a><text:span text:style-name="T1"> (New)</text:span></text:p>
      <text:p text:style-name="Standard"><text:span text:style-name="T3">By: Mark Miesfeld (</text:span><text:a xlink:type="simple" xlink:href="http://sourceforge.net/users/miesfeld/"><text:span text:style-name="Internet_20_link"><text:span text:style-name="T3">miesfeld</text:span></text:span></text:a><text:span text:style-name="T3">) - 2008-05-14 21:55</text:span><text:span text:style-name="T1"> </text:span></text:p>
      <text:p text:style-name="P6">Hagrinas, <text:line-break/> <text:line-break/>Thanks for reporting this, I'll take a look at it. Unfortunately I'm going out of town for a while and will not have Internet access for about 2 weeks. <text:line-break/> <text:line-break/>I don't suppose SAS has a trial version, or something I can use to look at this on my system? <text:line-break/> <text:line-break/>I fixed a couple of OLEObject bugs right after 3.2.0 was released. I can get you a build of the fixed DLL that you can drop into your installation, to see if it fixes the crash, if you are interested. <text:line-break/> <text:line-break/>Also, can you post your ooRexx code, any different versions of the code you have tried. <text:line-break/> <text:line-break/>Thanks. <text:line-break/> <text:line-break/>-- <text:line-break/>Mark Miesfeld </text:p>
      <text:p text:style-name="P8"> </text:p>
      <text:p text:style-name="Standard"><text:a xlink:type="simple" xlink:href="http://sourceforge.net/forum/message.php?msg_id=4965917"><text:span text:style-name="Internet_20_link"><text:span text:style-name="T2">RE: Exceptions with OLE</text:span></text:span></text:a><text:span text:style-name="T1"> (New)</text:span></text:p>
      <text:p text:style-name="Standard"><text:span text:style-name="T3">By: Nobody/Anonymous (nobody) - 2008-05-15 15:37</text:span><text:span text:style-name="T1"> </text:span></text:p>
      <text:p text:style-name="P6">I'd like a copy of the new DLL.  <text:line-break/> <text:line-break/>SAS does have trial versions for 30 days, but it's a matter of going through their sales department and getting a non technical person who is looking to get a sale out of it. Once I get the DLL, it will be easier to assess the need for addressing that.  <text:line-break/> <text:line-break/>I'll do what I can when I have time. I tried a variety of things in ooRexx, many of which I wouldn't have tried under normal circumstances, and would be more than happy to run any sort of test matrix and report any errors in detail, if there still are any. The ooRexx code should amount to a few lines, except that my code is using a rudimentary class library, and <text:soft-page-break/>creating a SASIOMobject that's a subclass of OleObject, so it would make more sense for me to post something simpler.  <text:line-break/> <text:line-break/>Here's a random sampling of lines of code, all of which were tried in various ways, and none of which constitutes an ooRexx program. Most of the trials were run with trace ?r and with me dynamically issuing commands, many of which I did not capture. <text:line-break/> <text:line-break/>--flushLogLinesParams=.array~of(o1,cc,lt,loglines)  <text:line-break/>--flushLogLinesParams=.array~of('1000',.nil,.nil,.nil)  <text:line-break/>--obScripto~unknown("InvokeMethod",.array~of("FlushLogLines",flushLogLinesParams)) <text:line-break/>--obSAS~LanguageService~unknown("FlushLogLines",flushLogLinesParams) <text:line-break/>obSAS~LanguageService~FlushLogLines(1000,.nil,.nil,.nil) <text:line-break/>--flushLogLinesParams = .OLEVariant~new(p,"VT_DISPATCH,VT_ARRAY","IN,OUT") <text:line-break/>-- logLines = .OLEVariant~new(.nil,"VT_BSTR,VT_BYREF") <text:line-break/>-- o1 = .OLEVariant~new('1000',"VT_BSTR,VT_BYREF") <text:line-break/> <text:line-break/>Don't take any of these to be contiguous or assume that a given variable in one statement is the same as the one referenced in another. Essentially, if I were to post a program, it would consist of what I thought should have worked in the first place, which is mostly taking the VBS and making appropriate syntax changes, with the exception of invoking FlushLogLines. But after continuous butchering and abandoning my original strategy, I don't have something that resembles the test case. <text:line-break/> <text:line-break/>I think getting the DLL would be a good next step. <text:line-break/> </text:p>
      <text:p text:style-name="P8"> </text:p>
      <text:p text:style-name="Standard"><text:a xlink:type="simple" xlink:href="http://sourceforge.net/forum/message.php?msg_id=4966238"><text:span text:style-name="Internet_20_link"><text:span text:style-name="T2">RE: Exceptions with OLE</text:span></text:span></text:a><text:span text:style-name="T1"> (New)</text:span></text:p>
      <text:p text:style-name="Standard"><text:span text:style-name="T3">By: Mark Miesfeld (</text:span><text:a xlink:type="simple" xlink:href="http://sourceforge.net/users/miesfeld/"><text:span text:style-name="Internet_20_link"><text:span text:style-name="T3">miesfeld</text:span></text:span></text:a><text:span text:style-name="T3">) - 2008-05-15 21:23</text:span><text:span text:style-name="T1"> </text:span></text:p>
      <text:p text:style-name="P4">Hagrinas, <text:line-break/> <text:line-break/>I think this is the format you should try. I believe the method takes four arguments. <text:line-break/> <text:line-break/>obSAS~LanguageService~FlushLogLines(1000, carriageControls, linetypes, logLines) <text:line-break/> <text:line-break/>I would try something like this first: <text:line-break/> <text:line-break/>carriageControls = .array~new <text:line-break/>lineTypes = .array~new  <text:line-break/>logLines = .array~new <text:line-break/> <text:line-break/><text:soft-page-break/>obSAS~LanguageService~FlushLogLines(1000, carriageControls, linetypes, logLines) <text:line-break/> <text:line-break/>If that doesn't work then I would try playing with OLEVariant. Maybe something like: <text:line-break/> <text:line-break/>carriageControls = .array~new <text:line-break/>lineTypes = .array~new  <text:line-break/>logLines = .array~new <text:line-break/> <text:line-break/>vCC = .OLEVariant~new(carrigageControls, "VT_VARIANT,VT_ARRAY", "IN,OUT") <text:line-break/>vLT = .OLEVariant~new(lineTypes, "VT_VARIANT,VT_ARRAY", "IN,OUT") <text:line-break/>vLL = .OLEVariant~new(LogLines, "VT_VARIANT,VT_ARRAY", "IN,OUT") <text:line-break/>obSAS~LanguageService~FlushLogLines(1000, vCC, vLT, vLL) <text:line-break/> <text:line-break/>The last 3 arguments should definitely have a type of: VT_VARIANT | VT_ARRAY ooRexx may do the conversion correctly, if not use OLEVariant. <text:line-break/> <text:line-break/>I'll try to get you the DLL tomorrow before I leave, but I may not have time. ;-( In 3.2.0 there was a problem where an empty array was wrongly handled. If you don't get the DLL from me before I leave, and the above doesn't work, try putting one element in each array, a simple " " should be enough. <text:line-break/> <text:line-break/>Email me directly if you can, so I have some place to send the DLL. </text:p>
      <text:h text:style-name="P1" text:outline-level="1">Enhanced functions for OleObject</text:h>
      <text:p text:style-name="P5">[Mark Miesfield]</text:p>
      <text:p text:style-name="P5"> </text:p>
      <text:p text:style-name="P5">I've added some new (or better) functionality to the way OLEObject<text:line-break/>handles event connections. I'm looking for any feedback on method<text:line-break/>names, critiques, or really any comment any one has.<text:line-break/><text:line-break/>To first give this some context: COM has the concept of connectable<text:line-break/>objects. This is a way for a COM object to notify a client of events.<text:line-break/>We've always supported this in OLEObject, to a degree. But, it was<text:line-break/>only possible to connect events when the user directly created an<text:line-break/>OLEObject using a class ID or program ID. To recieve the events the<text:line-break/>user had to subclass OLEObject and in the subclass provide the the<text:line-break/>event methods.<text:line-break/><text:line-break/>This works okay for some instances, like a Word.Application object.<text:line-break/>But, when you start writing real applications using OLEObject, you<text:line-break/>soon hit the problem that most OLEObjects are created indirectly and<text:line-break/>there is no way to connect events with those object, even though many<text:line-break/>of them support events. Take this example:<text:line-break/><text:line-break/>wordApp = .OLEObject~new("Word.Application")<text:line-break/>document = wordApp~documents~Add<text:line-break/><text:line-break/>Now, the Document object supports events, but there was no way in<text:line-break/>ooRexx to take advantage of that, because there is no way for the<text:line-break/>programmer to directly create a Document object. The Document object<text:line-break/>can only be created by one of the Word COM objects.<text:line-break/><text:line-break/>This has always bugged me, so I have now fixed this. Plus, the<text:line-break/>connectable object architecture in COM is designed around the idea of<text:line-break/>being able to connect and disconnect from the connectable object.<text:line-break/>There used to be no way to do this in OLEObject.<text:line-break/><text:line-break/>With the following extensions, the programmer can connect or<text:line-break/>disconnect the OLEObject at any point in the object's life cycle.<text:line-break/>Plus, this works with objects created indirectly like the Document<text:line-break/>object above.<text:line-break/><text:line-break/>These new methods are added to OLEObject to support this functionality:<text:line-break/><text:line-break/>connectEvents<text:line-break/>isConnectable<text:line-break/>isConnected<text:line-break/>disconnectEvents<text:line-break/>addEventMethod(methodName, methodObj)<text:line-break/>removeEventMethod(methodName)<text:line-break/>removeEventHandler<text:line-break/><text:line-break/><text:soft-page-break/>getKnownEvents() is now enhanced.<text:line-break/><text:line-break/>connectEvents()<text:line-break/>===============<text:line-break/><text:line-break/>Used to tell the OLEObject to make the event connection. This can be<text:line-break/>done at any time in the life cycle of an OLEObject object. Prior to<text:line-break/>this, event connections could *only* be done at the time of object<text:line-break/>instantiation.<text:line-break/><text:line-break/>Returns true if no errors are detected, and false if errors prevent the<text:line-break/>connection from being made.<text:line-break/><text:line-break/>isConnectable()<text:line-break/>===============<text:line-break/><text:line-break/>Used to determine if the OLEObject object supports connections, or not.<text:line-break/>If connections are not supported, trying to connect event methods will<text:line-break/>not succeed.<text:line-break/><text:line-break/>Returns true or false.<text:line-break/><text:line-break/>isConnected()<text:line-break/>=============<text:line-break/><text:line-break/>Used to determine if the OLEObject object is currently connected, if<text:line-break/>it is currently set up to receive event notifications.<text:line-break/><text:line-break/>Returns true or false.<text:line-break/><text:line-break/>disconnectEvents()<text:line-break/>==================<text:line-break/><text:line-break/>Used to tell the OLEObject to drop the event connection. Likewise, this<text:line-break/>can be done at any time in the life cycle of an OLEObject object. Prior<text:line-break/>to this, event connections could never be dropped.<text:line-break/><text:line-break/>Returns true if no errors are detected, and false if errors prevent the<text:line-break/>connection from being dropped.<text:line-break/><text:line-break/>addEventMethod()<text:line-break/>================<text:line-break/><text:line-break/>used to add an event method to an existing OLEObject.<text:line-break/><text:line-break/>removeEventMethod()<text:line-break/>===================<text:line-break/><text:line-break/>used to remove an event method that was previously added to an existing<text:line-break/>OLEObject.<text:line-break/><text:soft-page-break/><text:line-break/>removeEventHandler()<text:line-break/>====================<text:line-break/><text:line-break/>disconnects (if connected) the OLEObject from event notifications and<text:line-break/>also destroys the underlying object that takes care of receiving event<text:line-break/>notifications and routing the notifications to the ooRexx object (the<text:line-break/>OLEObject.) After this handler is destroyed, connectEvents() and<text:line-break/>getKnownEvents() will still work. They will then first recreate an<text:line-break/>event handler and then proceed as normal.<text:line-break/><text:line-break/>Returns true if no errors are detected, and false if errors are<text:line-break/>detected.<text:line-break/><text:line-break/>getKnownEvents()<text:line-break/>================<text:line-break/><text:line-break/>This existing method is now enhanced to always return the event methods<text:line-break/>for a connectable object. Prior to this, only OLEObjects created<text:line-break/>directly, and created with the 'event' flag (WITHEVENTS or NOEVENTS)<text:line-break/>would return any known events. This little known fact was never really<text:line-break/>documented correctly. So, if the user did not create the OLEObject<text:line-break/>correctly, .nil would be returned for objects that actually would<text:line-break/>support event connections.</text:p>
      <text:p text:style-name="P5"> </text:p>
      <text:h text:style-name="P1" text:outline-level="1">OLE-to-Rexx interface?</text:h>
      <text:h text:style-name="P7" text:outline-level="2">Rick</text:h>
      <text:p text:style-name="P5">The recent question about calling Rexx scripts from Excel makes me<text:line-break/>wonder if something like what Rony did with BSF4Rexx might be possible<text:line-break/>with the OLE object support.  Right now, the OLE object support starts<text:line-break/>with Rexx and goes out to the OLE objects.  It might be nice to go the<text:line-break/>other way.  For example, having a Rexx environment OLE object that<text:line-break/>would allow you to invoke ooRexx scripts would be a good first start.<text:line-break/>Ideally, you 'd want to be able to pass OLE object instances into the<text:line-break/>scripts, so an appropriate level of marshalling would be required.<text:line-break/>Eventually, I suspect you'd want the ability to pass proxies to Rexx<text:line-break/>objects back to the native OLE code.</text:p>
      <text:h text:style-name="P7" text:outline-level="2">Mark</text:h>
      <text:p text:style-name="P5">I haven't given much thought to it yet.  But I think the<text:line-break/>OLEObjectEvent COM object has laid some of the ground work for this.<text:line-break/>That object already allows OLE objects to call into Rexx and takes a<text:line-break/>Rexx object and returns it (transformed to an OLE object.)<text:line-break/><text:line-break/>I'm not saying use that object, we'd need to write a new COM object,<text:line-break/>just saying that code would give us a bit of a starting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6:46:00</meta:creation-date>
    <dc:creator>JFaucher</dc:creator>
    <dc:date>2010-04-10T22:55:00</dc:date>
    <meta:editing-cycles>4</meta:editing-cycles>
    <meta:editing-duration>PT00H02M00S</meta:editing-duration>
    <meta:document-statistic meta:table-count="0" meta:image-count="0" meta:object-count="0" meta:page-count="9" meta:paragraph-count="23" meta:word-count="1924" meta:character-count="12787"/>
    <meta:generator>OpenOffice.org/3.2$Win32 OpenOffice.org_project/320m18$Build-9502</meta:generator>
  </office:meta>
</office:document-meta>
</file>